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table:align="margins" style:writing-mode="lr-tb"/>
    </style:style>
    <style:style style:name="Tableau3.A" style:family="table-column">
      <style:table-column-properties style:column-width="16.591cm" style:rel-column-width="65535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02cm solid #000000"/>
    </style:style>
    <style:style style:name="Tableau7" style:family="table">
      <style:table-properties style:width="16.563cm" fo:margin-left="0.014cm" fo:margin-right="0.014cm" table:align="margins" fo:keep-with-next="always" style:writing-mode="lr-tb"/>
    </style:style>
    <style:style style:name="Tableau7.A" style:family="table-column">
      <style:table-column-properties style:column-width="8.255cm" style:rel-column-width="32662*"/>
    </style:style>
    <style:style style:name="Tableau7.B" style:family="table-column">
      <style:table-column-properties style:column-width="8.308cm" style:rel-column-width="32873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2069776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text:id="ct16198088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text:id="ct161980688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text:id="ct16198552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text:id="ct161972592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text:id="ct160113088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text:id="ct162362888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text:id="ct162394352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text:id="ct162360960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text:id="ct162390560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text:id="ct162368920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text:id="ct162405880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text:id="ct162371984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text:id="ct161978104">
          <text:insertion>
            <office:change-info>
              <dc:creator>Gauthier Bastien</dc:creator>
              <dc:date>2011-04-18T11:56:00</dc:date>
            </office:change-info>
          </text:insertion>
        </text:changed-region>
        <text:changed-region text:id="ct162359408">
          <text:insertion>
            <office:change-info>
              <dc:creator>Gauthier Bastien</dc:creator>
              <dc:date>2011-04-18T11:56:00</dc:date>
            </office:change-info>
          </text:insertion>
        </text:changed-region>
        <text:changed-region text:id="ct162373392">
          <text:insertion>
            <office:change-info>
              <dc:creator>Gauthier Bastien</dc:creator>
              <dc:date>2011-04-18T11:56:00</dc:date>
            </office:change-info>
          </text:insertion>
        </text:changed-region>
        <text:changed-region text:id="ct162417488">
          <text:insertion>
            <office:change-info>
              <dc:creator>Gauthier Bastien</dc:creator>
              <dc:date>2011-04-18T11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éance du <text:change-start text:change-id="ct162069776"/>self.Title()<text:change-end text:change-id="ct162069776"/></text:p>
      <text:p text:style-name="P10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office:annotation><dc:date>2007-09-24T00:00:00</dc:date><text:p>do row for item in self.adapted().getPrintableItems(itemUids, privacy='public', oralQuestion=False)</text:p></office:annotation><text:change-start text:change-id="ct161980880"/>item.getItemNumber(relativeTo='meeting')<text:change-end text:change-id="ct161980880"/>. <text:change-start text:change-id="ct161980688"/>item.Title()<text:change-end text:change-id="ct161980688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<office:annotation><dc:date>2007-09-24T00:00:00</dc:date><text:p>do row for item in self.adapted().getPrintableItems(itemUids, privacy='secret', oralQuestion=False)</text:p></office:annotation><text:change-start text:change-id="ct161985528"/>item.getItemNumber(relativeTo='meeting')<text:change-end text:change-id="ct161985528"/>. <text:change-start text:change-id="ct161972592"/>item.Title()<text:change-end text:change-id="ct161972592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2"><text:span text:style-name="T2">do text</text:span></text:p><text:p text:style-name="P12"><text:span text:style-name="T2">from xhtml(self.adapted()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2"><text:span text:style-name="T3">do text if self.getObservations()</text:span></text:p><text:p text:style-name="P12"><text:span text:style-name="T3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2"><text:span text:style-name="T2">do section if len(</text:span><text:span text:style-name="T4">self.adapted().getPrintableItems(itemUids, late=True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2"><text:span text:style-name="T3">do row for item in self.adapted().getPrintableItems(itemUids, late=True, oralQuestion=True)</text:span></text:p></office:annotation>De <text:change-start text:change-id="ct160113088"/>item.displayValue(item.listCategories(), item.getCategory())<text:change-end text:change-id="ct160113088"/></text:p>
              <text:p text:style-name="P3"><text:change-start text:change-id="ct162362888"/>item.Title()<text:change-end text:change-id="ct162362888"/></text:p>
              <text:p text:style-name="Standard"><office:annotation><dc:creator>Gauthier Bastien</dc:creator><dc:date>2011-04-18T11:37:54</dc:date><text:p text:style-name="P12"><text:span text:style-name="T3">do text</text:span></text:p><text:p text:style-name="P12"><text:span text:style-name="T3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2"><text:span text:style-name="T2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8">OBJET N°<text:change-start text:change-id="ct162394352"/>item.getItemNumber(relativeTo='meeting')<text:change-end text:change-id="ct162394352"/> : <text:change-start text:change-id="ct162360960"/>item.Title()<text:change-end text:change-id="ct162360960"/></text:p>
            </table:table-cell>
          </table:table-row>
        </table:table>
        <text:p text:style-name="Standard"><office:annotation><dc:creator>Gauthier Bastien</dc:creator><dc:date>2011-04-18T11:45:56</dc:date><text:p text:style-name="P12"><text:span text:style-name="T2">do text</text:span></text:p><text:p text:style-name="P12"><text:span text:style-name="T2">from xhtml(item.getDecision(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2"><text:span text:style-name="T2">do section if item.getObservations()</text:span></text:p></office:annotation>Interventions :</text:p>
          <text:p text:style-name="Standard"><office:annotation><dc:creator>Gauthier Bastien</dc:creator><dc:date>2011-04-18T11:47:30</dc:date><text:p text:style-name="P12"><text:span text:style-name="T2">do text</text:span></text:p><text:p text:style-name="P12"><text:span text:style-name="T2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7">Le Président de la séance procède à l'examen des questions orales :</text:p>
        <text:p text:style-name="P6"/>
        <text:p text:style-name="P2"><text:span text:style-name="T1"><office:annotation><dc:creator>Gauthier Bastien</dc:creator><dc:date>2011-04-18T11:35:15</dc:date><text:p text:style-name="P12"><text:span text:style-name="T2">do section if len(</text:span><text:span text:style-name="T4">self.adapted().getPrintableItems(itemUids, late=True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2"><text:span text:style-name="T3">do row for item in self.adapted().getPrintableItems(itemUids, late=True, oralQuestion=True)</text:span></text:p></office:annotation>De <text:change-start text:change-id="ct162390560"/>item.displayValue(item.listCategories(), item.getCategory())<text:change-end text:change-id="ct162390560"/></text:p>
              <text:p text:style-name="P3"><text:change-start text:change-id="ct162368920"/>item.Title()<text:change-end text:change-id="ct162368920"/></text:p>
              <text:p text:style-name="Standard"><office:annotation><dc:creator>Gauthier Bastien</dc:creator><dc:date>2011-04-18T11:37:54</dc:date><text:p text:style-name="P12"><text:span text:style-name="T3">do text</text:span></text:p><text:p text:style-name="P12"><text:span text:style-name="T3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2"><text:span text:style-name="T3">do text</text:span></text:p><text:p text:style-name="P12"><text:span text:style-name="T3">from xhtml(item.getDecision())</text:span></text:p></office:annotation>Réponse de la question orale</text:p>
              <text:p text:style-name="P3"><office:annotation><dc:creator>Gauthier Bastien</dc:creator><dc:date>2011-04-18T12:05:04</dc:date><text:p text:style-name="P12"><text:span text:style-name="T2">do text if item.getObservations()</text:span></text:p></office:annotation>Interventions :</text:p>
              <text:p text:style-name="Standard"><office:annotation><dc:creator>Gauthier Bastien</dc:creator><dc:date>2011-04-18T11:51:39</dc:date><text:p text:style-name="P12"><text:span text:style-name="T3">do text</text:span></text:p><text:p text:style-name="P12"><text:span text:style-name="T3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2"><text:span text:style-name="T2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5">OBJET N°<text:change-start text:change-id="ct162405880"/>item.getItemNumber(relativeTo='meeting')<text:change-end text:change-id="ct162405880"/> : <text:change-start text:change-id="ct162371984"/>item.Title()<text:change-end text:change-id="ct162371984"/></text:p>
            </table:table-cell>
          </table:table-row>
        </table:table>
        <text:p text:style-name="Standard"><office:annotation><dc:creator>Gauthier Bastien</dc:creator><dc:date>2011-04-18T11:45:56</dc:date><text:p text:style-name="P12"><text:span text:style-name="T2">do text</text:span></text:p><text:p text:style-name="P12"><text:span text:style-name="T2">from xhtml(item.getDecision(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2"><text:span text:style-name="T2">do text if item.getObservations()</text:span></text:p></office:annotation>Interventions :</text:p>
        <text:p text:style-name="Standard"><office:annotation><dc:creator>Gauthier Bastien</dc:creator><dc:date>2011-04-18T11:47:30</dc:date><text:p text:style-name="P12"><text:span text:style-name="T2">do text</text:span></text:p><text:p text:style-name="P12"><text:span text:style-name="T2">from xhtml(item.getObservations())</text:span></text:p></office:annotation>Interventions/Observations</text:p>
      </text:section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ext:soft-page-break/>
        <table:table-row>
          <table:table-cell table:style-name="Tableau7.A1" office:value-type="string">
            <text:p text:style-name="Standard"><text:change-start text:change-id="ct161978104"/>self.getSignatures().split('\n')[0]<text:change-end text:change-id="ct161978104"/></text:p>
          </table:table-cell>
          <table:table-cell table:style-name="Tableau7.A1" office:value-type="string">
            <text:p text:style-name="P9"><text:change-start text:change-id="ct162359408"/>self.getSignatures().split('\n')[1]<text:change-end text:change-id="ct162359408"/></text:p>
          </table:table-cell>
        </table:table-row>
        <table:table-row>
          <table:table-cell table:style-name="Tableau7.A1" office:value-type="string">
            <text:p text:style-name="Standard"/>
            <text:p text:style-name="Standard"/>
            <text:p text:style-name="Standard"><text:line-break/></text:p>
          </table:table-cell>
          <table:table-cell table:style-name="Tableau7.A1" office:value-type="string">
            <text:p text:style-name="Standard"/>
          </table:table-cell>
        </table:table-row>
        <table:table-row>
          <table:table-cell table:style-name="Tableau7.A1" office:value-type="string">
            <text:p text:style-name="Standard"><text:change-start text:change-id="ct162373392"/>self.getSignatures().split('\n')[2]<text:change-end text:change-id="ct162373392"/></text:p>
          </table:table-cell>
          <table:table-cell table:style-name="Tableau7.A1" office:value-type="string">
            <text:p text:style-name="P9"><text:change-start text:change-id="ct162417488"/>self.getSignatures().split('\n')[3]<text:change-end text:change-id="ct16241748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3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text-align="center" style:justify-single-word="false" fo:text-indent="0cm" style:auto-text-indent="false" fo:padding="0cm" fo:border="0.018cm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text-align="center" style:justify-single-word="false" fo:text-indent="0cm" style:auto-text-indent="false" fo:padding-left="0.141cm" fo:padding-right="0.141cm" fo:padding-top="0.035cm" fo:padding-bottom="0.035cm" fo:border="0.018cm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02cm solid #000000" fo:border-bottom="0.002cm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ambreville, le </dc:title>
    <meta:initial-creator>Commune de Sambreville</meta:initial-creator>
    <meta:creation-date>2011-04-05T10:28:00</meta:creation-date>
    <dc:creator>Gauthier Bastien</dc:creator>
    <dc:date>2012-03-21T11:24:00</dc:date>
    <meta:print-date>2011-04-06T15:03:00</meta:print-date>
    <meta:editing-cycles>71</meta:editing-cycles>
    <meta:editing-duration>PT16H17M10S</meta:editing-duration>
    <meta:generator>OpenOffice.org/3.1$Linux OpenOffice.org_project/310m19$Build-9420</meta:generator>
    <meta:document-statistic meta:table-count="7" meta:image-count="0" meta:object-count="0" meta:page-count="2" meta:paragraph-count="39" meta:word-count="110" meta:character-count="1147"/>
    <meta:user-defined meta:name="_AdHocReviewCycleID" meta:value-type="float">853945341</meta:user-defined>
    <meta:user-defined meta:name="_AuthorEmail">rmnameche@commune.sambreville.be</meta:user-defined>
    <meta:user-defined meta:name="_AuthorEmailDisplayName">Namèche Rose-Marie</meta:user-defined>
    <meta:user-defined meta:name="_EmailSubject"/>
  </office:meta>
</office:document-meta>
</file>